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T1" style:family="text">
      <style:text-properties officeooo:rsid="00157146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El elemento ___ que admite composición se usa para responder al botón Atrás, con o sin NavHost.</text:p>
      <text:p text:style-name="Standard"/>
      <text:p text:style-name="Standard">BackButton</text:p>
      <text:p text:style-name="Standard"/>
      <text:p text:style-name="P2">BackHandler</text:p>
      <text:p text:style-name="Standard"/>
      <text:p text:style-name="Standard">BackNavigator</text:p>
      <text:p text:style-name="Standard"/>
      <text:p text:style-name="Standard">BackStack</text:p>
      <text:p text:style-name="Standard"/>
      <text:p text:style-name="P1"><text:span text:style-name="T1">2. </text:span>¿Cuáles de las siguientes opciones es verdadera sobre el diseño para pantallas más grandes?</text:p>
      <text:p text:style-name="P1">Selecciona todas las respuestas que consideres correctas.</text:p>
      <text:p text:style-name="Standard"/>
      <text:p text:style-name="P2">El posicionamiento de botones es más importante en pantallas de mayor tamaño.</text:p>
      <text:p text:style-name="Standard"/>
      <text:p text:style-name="Standard">Por lo general, no se necesitan cambios en el diseño de la IU para que la app funcione bien en pantallas de mayor tamaño.</text:p>
      <text:p text:style-name="Standard"/>
      <text:p text:style-name="P2">Agregar otro diseño a la misma pantalla elimina la necesidad de navegar entre pantallas.</text:p>
      <text:p text:style-name="Standard"/>
      <text:p text:style-name="P2">Los diseños de pantalla grande deben evitar colocar botones de uso común en el centro de la pantalla.</text:p>
      <text:p text:style-name="Standard"/>
      <text:p text:style-name="P1"><text:span text:style-name="T1">3. </text:span>La medida ___ es una medida específica de ancho o alto en la que debe cambiar el diseño de una app.</text:p>
      <text:p text:style-name="Standard"/>
      <text:p text:style-name="Standard">clase de ventana</text:p>
      <text:p text:style-name="Standard"/>
      <text:p text:style-name="Standard">punto de diseño</text:p>
      <text:p text:style-name="Standard"/>
      <text:p text:style-name="Standard">bucket de tamaño</text:p>
      <text:p text:style-name="Standard"/>
      <text:p text:style-name="P2">punto de interrupción</text:p>
      <text:p text:style-name="Standard"/>
      <text:p text:style-name="P1"><text:span text:style-name="T1">4. </text:span>Por lo general, la clase de tamaño de ventana de ancho compacto se refiere a dispositivos más pequeños, como los teléfonos en modo Retrato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P1"><text:span text:style-name="T1">5. </text:span>La API de ___ simplifica la implementación de diseños adaptables.</text:p>
      <text:p text:style-name="Standard"/>
      <text:p text:style-name="Standard">SizeClass</text:p>
      <text:p text:style-name="Standard"/>
      <text:p text:style-name="Standard">WindowSizeState</text:p>
      <text:p text:style-name="Standard"/>
      <text:p text:style-name="Standard">SizeBucket</text:p>
      <text:p text:style-name="Standard"/>
      <text:p text:style-name="P2">WindowSizeClass</text:p>
      <text:p text:style-name="Standard"/>
      <text:p text:style-name="P1"><text:soft-page-break/><text:span text:style-name="T1">6. </text:span>Un riel de navegación suele ser apropiado para diseños de ancho ___.</text:p>
      <text:p text:style-name="Standard"/>
      <text:p text:style-name="Standard">compacto</text:p>
      <text:p text:style-name="Standard"/>
      <text:p text:style-name="Standard">estándar</text:p>
      <text:p text:style-name="Standard"/>
      <text:p text:style-name="P2">medio</text:p>
      <text:p text:style-name="Standard"/>
      <text:p text:style-name="P3">expandido</text:p>
      <text:p text:style-name="Standard"/>
      <text:p text:style-name="P1"><text:span text:style-name="T1">7. </text:span>Cuando creas apps con diseños adaptables, debes usar una sola vista previa para cada pantalla.</text:p>
      <text:p text:style-name="Standard"/>
      <text:p text:style-name="Standard">Verdadero</text:p>
      <text:p text:style-name="Standard"/>
      <text:p text:style-name="P2">Falso</text:p>
      <text:p text:style-name="Standard"/>
      <text:p text:style-name="P1"><text:span text:style-name="T1">8. </text:span>El diseño de lista y detalles requiere la navegación hacia atrás en pantallas compactas, pero no en pantallas en las que se muestran al mismo tiempo las pantallas de lista y de detalles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P1"><text:span text:style-name="T1">9. </text:span>Supongamos que tienes una app de contactos que muestra una lista de contactos y detalles para cada uno de ellos. ¿Cuáles son las formas adecuadas de adaptar la IU a diferentes tamaños de pantalla?</text:p>
      <text:p text:style-name="Standard"/>
      <text:p text:style-name="P2">Usa el diseño de lista y detalles para mostrar uno o dos paneles en paralelo, según el ancho disponible de la pantalla.</text:p>
      <text:p text:style-name="Standard"/>
      <text:p text:style-name="Standard">Los elementos de la lista deben ocupar todo el ancho de la pantalla, más allá de qué tan angosta o ancha sea.</text:p>
      <text:p text:style-name="Standard"/>
      <text:p text:style-name="Standard">El botón Arriba siempre debe aparecer dentro de la app y, si se hace clic en él, se debería salir de la app.</text:p>
      <text:p text:style-name="Standard"/>
      <text:p text:style-name="Standard">Cuando se rota el dispositivo, el elemento seleccionado en la lista (y los detalles correspondientes que se muestran) se debe restablecer en el primer elemento de la lista.</text:p>
      <text:p text:style-name="Standard"/>
      <text:p text:style-name="Standard">Es necesario usar el componente de Jetpack Navigation a fin de que la IU sea responsiva a diferentes tamaños de pantal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10. </text:span>Las pruebas se pueden configurar para ejecutar solo funciones de prueba con anotaciones personalizadas mediante la configuración de ___.</text:p>
      <text:p text:style-name="Standard"/>
      <text:p text:style-name="Standard">módulo</text:p>
      <text:p text:style-name="Standard"/>
      <text:p text:style-name="Standard">paquete</text:p>
      <text:p text:style-name="Standard"/>
      <text:p text:style-name="P3">clase de instrumentación</text:p>
      <text:p text:style-name="Standard"/>
      <text:p text:style-name="P2">argumentos de instrumenta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3:37:39.364000000</meta:creation-date>
    <dc:date>2024-12-06T13:52:46.801000000</dc:date>
    <meta:editing-duration>PT15M7S</meta:editing-duration>
    <meta:editing-cycles>1</meta:editing-cycles>
    <meta:document-statistic meta:table-count="0" meta:image-count="0" meta:object-count="0" meta:page-count="3" meta:paragraph-count="46" meta:word-count="438" meta:character-count="2571" meta:non-whitespace-character-count="2179"/>
    <meta:generator>LibreOffice/7.6.2.1$Windows_x86 LibreOffice_project/56f7684011345957bbf33a7ee678afaf4d2ba333</meta:generator>
  </office:meta>
</office:document-meta>
</file>